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o.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a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float" office:value="25.42">
            <text:p>25.4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.4">
            <text:p>33.4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7">
            <text:p>34.7</text:p>
          </table:table-cell>
          <table:table-cell office:value-type="float" office:value="40.55">
            <text:p>40.5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8.31">
            <text:p>48.3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.1">
            <text:p>49.1</text:p>
          </table:table-cell>
          <table:table-cell office:value-type="float" office:value="55.21">
            <text:p>55.2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.15">
            <text:p>56.15</text:p>
          </table:table-cell>
          <table:table-cell office:value-type="float" office:value="61.85">
            <text:p>61.8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.29">
            <text:p>62.29</text:p>
          </table:table-cell>
          <table:table-cell office:value-type="float" office:value="66.92">
            <text:p>66.9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.44">
            <text:p>68.44</text:p>
          </table:table-cell>
          <table:table-cell office:value-type="float" office:value="98.53">
            <text:p>98.5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.84">
            <text:p>93.84</text:p>
          </table:table-cell>
          <table:table-cell office:value-type="float" office:value="98.5">
            <text:p>98.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.13">
            <text:p>99.13</text:p>
          </table:table-cell>
          <table:table-cell office:value-type="float" office:value="104.69">
            <text:p>104.6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.1">
            <text:p>118.1</text:p>
          </table:table-cell>
          <table:table-cell office:value-type="float" office:value="123.05">
            <text:p>123.0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3.6">
            <text:p>123.6</text:p>
          </table:table-cell>
          <table:table-cell office:value-type="float" office:value="131.12">
            <text:p>131.1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.6">
            <text:p>133.6</text:p>
          </table:table-cell>
          <table:table-cell office:value-type="float" office:value="138.52">
            <text:p>138.5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8.9">
            <text:p>138.9</text:p>
          </table:table-cell>
          <table:table-cell office:value-type="float" office:value="144.35">
            <text:p>144.3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.4">
            <text:p>145.4</text:p>
          </table:table-cell>
          <table:table-cell office:value-type="float" office:value="149.71">
            <text:p>149.7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.9">
            <text:p>149.9</text:p>
          </table:table-cell>
          <table:table-cell office:value-type="float" office:value="155.02">
            <text:p>155.0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6.1">
            <text:p>156.1</text:p>
          </table:table-cell>
          <table:table-cell office:value-type="float" office:value="160.61">
            <text:p>160.6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1">
            <text:p>161</text:p>
          </table:table-cell>
          <table:table-cell office:value-type="float" office:value="166.95">
            <text:p>166.9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.1">
            <text:p>168.1</text:p>
          </table:table-cell>
          <table:table-cell office:value-type="float" office:value="173.29">
            <text:p>173.2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3.92">
            <text:p>173.92</text:p>
          </table:table-cell>
          <table:table-cell office:value-type="float" office:value="180.13">
            <text:p>180.1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6.2">
            <text:p>186.2</text:p>
          </table:table-cell>
          <table:table-cell office:value-type="float" office:value="191.1">
            <text:p>191.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2.53">
            <text:p>192.53</text:p>
          </table:table-cell>
          <table:table-cell office:value-type="float" office:value="198.69">
            <text:p>198.6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9.4">
            <text:p>199.4</text:p>
          </table:table-cell>
          <table:table-cell office:value-type="float" office:value="205.13">
            <text:p>205.1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5.4">
            <text:p>205.4</text:p>
          </table:table-cell>
          <table:table-cell office:value-type="float" office:value="210.51">
            <text:p>210.5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1.4">
            <text:p>211.4</text:p>
          </table:table-cell>
          <table:table-cell office:value-type="float" office:value="215.8">
            <text:p>215.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5.9">
            <text:p>215.9</text:p>
          </table:table-cell>
          <table:table-cell office:value-type="float" office:value="221.86">
            <text:p>221.86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6">
            <text:p>236</text:p>
          </table:table-cell>
          <table:table-cell office:value-type="float" office:value="240.6">
            <text:p>240.6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3.8">
            <text:p>283.8</text:p>
          </table:table-cell>
          <table:table-cell office:value-type="float" office:value="289.78">
            <text:p>289.7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0.9">
            <text:p>290.9</text:p>
          </table:table-cell>
          <table:table-cell office:value-type="float" office:value="298.68">
            <text:p>298.6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8">
            <text:p>298</text:p>
          </table:table-cell>
          <table:table-cell office:value-type="float" office:value="305.27">
            <text:p>305.27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5.67">
            <text:p>305.67</text:p>
          </table:table-cell>
          <table:table-cell office:value-type="float" office:value="311.53">
            <text:p>311.5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float" office:value="317.15">
            <text:p>317.1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7.8">
            <text:p>317.8</text:p>
          </table:table-cell>
          <table:table-cell office:value-type="float" office:value="323.52">
            <text:p>323.5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3.9">
            <text:p>323.9</text:p>
          </table:table-cell>
          <table:table-cell office:value-type="float" office:value="328.83">
            <text:p>328.8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9.2">
            <text:p>329.2</text:p>
          </table:table-cell>
          <table:table-cell office:value-type="float" office:value="335.32">
            <text:p>335.3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6">
            <text:p>336</text:p>
          </table:table-cell>
          <table:table-cell office:value-type="float" office:value="342">
            <text:p>34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42.5">
            <text:p>342.5</text:p>
          </table:table-cell>
          <table:table-cell office:value-type="float" office:value="349.54">
            <text:p>349.54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4.4">
            <text:p>354.4</text:p>
          </table:table-cell>
          <table:table-cell office:value-type="float" office:value="359.7">
            <text:p>359.7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60.75">
            <text:p>360.75</text:p>
          </table:table-cell>
          <table:table-cell office:value-type="float" office:value="389.5">
            <text:p>389.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7.22">
            <text:p>367.22</text:p>
          </table:table-cell>
          <table:table-cell office:value-type="float" office:value="372.28">
            <text:p>372.2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3">
            <text:p>373</text:p>
          </table:table-cell>
          <table:table-cell office:value-type="float" office:value="378.44">
            <text:p>378.44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79.1">
            <text:p>379.1</text:p>
          </table:table-cell>
          <table:table-cell office:value-type="float" office:value="384.7">
            <text:p>384.7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85">
            <text:p>385</text:p>
          </table:table-cell>
          <table:table-cell office:value-type="float" office:value="390.35">
            <text:p>390.3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1">
            <text:p>391</text:p>
          </table:table-cell>
          <table:table-cell office:value-type="float" office:value="396.52">
            <text:p>396.52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7">
            <text:p>397</text:p>
          </table:table-cell>
          <table:table-cell office:value-type="float" office:value="403.89">
            <text:p>403.8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4.52">
            <text:p>404.52</text:p>
          </table:table-cell>
          <table:table-cell office:value-type="float" office:value="410.38">
            <text:p>410.3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11.15">
            <text:p>411.15</text:p>
          </table:table-cell>
          <table:table-cell office:value-type="float" office:value="418.58">
            <text:p>418.5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27">
            <text:p>427</text:p>
          </table:table-cell>
          <table:table-cell office:value-type="float" office:value="425.95">
            <text:p>425.9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31.77">
            <text:p>431.77</text:p>
          </table:table-cell>
          <table:table-cell office:value-type="float" office:value="438.49">
            <text:p>438.4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9">
            <text:p>439</text:p>
          </table:table-cell>
          <table:table-cell office:value-type="float" office:value="444.5">
            <text:p>444.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45.62">
            <text:p>445.62</text:p>
          </table:table-cell>
          <table:table-cell office:value-type="float" office:value="452.31">
            <text:p>452.3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53">
            <text:p>453</text:p>
          </table:table-cell>
          <table:table-cell office:value-type="float" office:value="457.99">
            <text:p>457.9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58.7">
            <text:p>458.7</text:p>
          </table:table-cell>
          <table:table-cell office:value-type="float" office:value="464.23">
            <text:p>464.2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64.87">
            <text:p>464.87</text:p>
          </table:table-cell>
          <table:table-cell office:value-type="float" office:value="470.55">
            <text:p>470.5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71">
            <text:p>471</text:p>
          </table:table-cell>
          <table:table-cell office:value-type="float" office:value="477.43">
            <text:p>477.43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77.95">
            <text:p>477.95</text:p>
          </table:table-cell>
          <table:table-cell office:value-type="float" office:value="483.96">
            <text:p>483.96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84.57">
            <text:p>484.57</text:p>
          </table:table-cell>
          <table:table-cell office:value-type="float" office:value="494.06">
            <text:p>494.06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95.68">
            <text:p>495.68</text:p>
          </table:table-cell>
          <table:table-cell office:value-type="float" office:value="501.58">
            <text:p>501.5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02.97">
            <text:p>502.97</text:p>
          </table:table-cell>
          <table:table-cell office:value-type="float" office:value="509.48">
            <text:p>509.48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10.3">
            <text:p>510.3</text:p>
          </table:table-cell>
          <table:table-cell office:value-type="float" office:value="515.41">
            <text:p>515.4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6.9">
            <text:p>516.9</text:p>
          </table:table-cell>
          <table:table-cell office:value-type="float" office:value="521.95">
            <text:p>521.9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22.76">
            <text:p>522.76</text:p>
          </table:table-cell>
          <table:table-cell office:value-type="float" office:value="528.49">
            <text:p>528.4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29.1">
            <text:p>529.1</text:p>
          </table:table-cell>
          <table:table-cell office:value-type="float" office:value="536.61">
            <text:p>536.6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7">
            <text:p>537</text:p>
          </table:table-cell>
          <table:table-cell office:value-type="float" office:value="543.31">
            <text:p>543.31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43.7">
            <text:p>543.7</text:p>
          </table:table-cell>
          <table:table-cell office:value-type="float" office:value="550.29">
            <text:p>550.29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51.2">
            <text:p>551.2</text:p>
          </table:table-cell>
          <table:table-cell office:value-type="float" office:value="556.75">
            <text:p>556.75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57.9">
            <text:p>557.9</text:p>
          </table:table-cell>
          <table:table-cell office:value-type="float" office:value="565.24">
            <text:p>565.24</text:p>
          </table:table-cell>
          <table:table-cell office:value-type="string">
            <text:p>pas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81.2">
            <text:p>581.2</text:p>
          </table:table-cell>
          <table:table-cell office:value-type="float" office:value="590.43">
            <text:p>590.4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90.8">
            <text:p>590.8</text:p>
          </table:table-cell>
          <table:table-cell office:value-type="float" office:value="598.76">
            <text:p>598.76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99.3">
            <text:p>599.3</text:p>
          </table:table-cell>
          <table:table-cell office:value-type="float" office:value="607.62">
            <text:p>607.6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8.38">
            <text:p>608.38</text:p>
          </table:table-cell>
          <table:table-cell office:value-type="float" office:value="616.67">
            <text:p>616.67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17.68">
            <text:p>617.68</text:p>
          </table:table-cell>
          <table:table-cell office:value-type="float" office:value="624.68">
            <text:p>624.6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26.01">
            <text:p>626.01</text:p>
          </table:table-cell>
          <table:table-cell office:value-type="float" office:value="633.66">
            <text:p>633.66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34.56">
            <text:p>634.56</text:p>
          </table:table-cell>
          <table:table-cell office:value-type="float" office:value="641.85">
            <text:p>641.85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42.66">
            <text:p>642.66</text:p>
          </table:table-cell>
          <table:table-cell office:value-type="float" office:value="651.63">
            <text:p>651.6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52.31">
            <text:p>652.31</text:p>
          </table:table-cell>
          <table:table-cell office:value-type="float" office:value="661.02">
            <text:p>661.0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62.37">
            <text:p>662.37</text:p>
          </table:table-cell>
          <table:table-cell office:value-type="float" office:value="672.37">
            <text:p>672.37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76.65">
            <text:p>676.65</text:p>
          </table:table-cell>
          <table:table-cell office:value-type="float" office:value="683.86">
            <text:p>683.86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84.83">
            <text:p>684.83</text:p>
          </table:table-cell>
          <table:table-cell office:value-type="float" office:value="691.93">
            <text:p>691.9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94">
            <text:p>694</text:p>
          </table:table-cell>
          <table:table-cell office:value-type="float" office:value="702.28">
            <text:p>702.2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06.47">
            <text:p>706.47</text:p>
          </table:table-cell>
          <table:table-cell office:value-type="float" office:value="712.8">
            <text:p>712.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13.99">
            <text:p>713.99</text:p>
          </table:table-cell>
          <table:table-cell office:value-type="float" office:value="724.02">
            <text:p>724.0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25.18">
            <text:p>725.18</text:p>
          </table:table-cell>
          <table:table-cell office:value-type="float" office:value="732.32">
            <text:p>732.3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4.03">
            <text:p>734.03</text:p>
          </table:table-cell>
          <table:table-cell office:value-type="float" office:value="742.67">
            <text:p>742.67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44.5">
            <text:p>744.5</text:p>
          </table:table-cell>
          <table:table-cell office:value-type="float" office:value="752.11">
            <text:p>752.11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4.99">
            <text:p>754.99</text:p>
          </table:table-cell>
          <table:table-cell office:value-type="float" office:value="761.89">
            <text:p>761.89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63.04">
            <text:p>763.04</text:p>
          </table:table-cell>
          <table:table-cell office:value-type="float" office:value="769.44">
            <text:p>769.44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6">
            <text:p>806</text:p>
          </table:table-cell>
          <table:table-cell office:value-type="float" office:value="816.46">
            <text:p>816.46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17">
            <text:p>817</text:p>
          </table:table-cell>
          <table:table-cell office:value-type="float" office:value="827.21">
            <text:p>827.21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28.2">
            <text:p>828.2</text:p>
          </table:table-cell>
          <table:table-cell office:value-type="float" office:value="841.78">
            <text:p>841.7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2.2">
            <text:p>842.2</text:p>
          </table:table-cell>
          <table:table-cell office:value-type="float" office:value="854.2">
            <text:p>854.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55">
            <text:p>855</text:p>
          </table:table-cell>
          <table:table-cell office:value-type="float" office:value="862.75">
            <text:p>862.75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64.1">
            <text:p>864.1</text:p>
          </table:table-cell>
          <table:table-cell office:value-type="float" office:value="872.98">
            <text:p>872.9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74.45">
            <text:p>874.45</text:p>
          </table:table-cell>
          <table:table-cell office:value-type="float" office:value="886.17">
            <text:p>886.17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87">
            <text:p>887</text:p>
          </table:table-cell>
          <table:table-cell office:value-type="float" office:value="895.14">
            <text:p>895.14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5.8">
            <text:p>895.8</text:p>
          </table:table-cell>
          <table:table-cell office:value-type="float" office:value="904.98">
            <text:p>904.9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05.6">
            <text:p>905.6</text:p>
          </table:table-cell>
          <table:table-cell office:value-type="float" office:value="912.93">
            <text:p>912.9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13.5">
            <text:p>913.5</text:p>
          </table:table-cell>
          <table:table-cell office:value-type="float" office:value="921.44">
            <text:p>921.44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22.5">
            <text:p>922.5</text:p>
          </table:table-cell>
          <table:table-cell office:value-type="float" office:value="930.38">
            <text:p>930.38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31">
            <text:p>931</text:p>
          </table:table-cell>
          <table:table-cell office:value-type="float" office:value="938.81">
            <text:p>938.81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9.4">
            <text:p>939.4</text:p>
          </table:table-cell>
          <table:table-cell office:value-type="float" office:value="947.31">
            <text:p>947.31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47.6">
            <text:p>947.6</text:p>
          </table:table-cell>
          <table:table-cell office:value-type="float" office:value="957.3">
            <text:p>957.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58">
            <text:p>958</text:p>
          </table:table-cell>
          <table:table-cell office:value-type="float" office:value="963.02">
            <text:p>963.02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63.6">
            <text:p>963.6</text:p>
          </table:table-cell>
          <table:table-cell office:value-type="float" office:value="972.87">
            <text:p>972.87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73.4">
            <text:p>973.4</text:p>
          </table:table-cell>
          <table:table-cell office:value-type="float" office:value="986.9">
            <text:p>986.9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87">
            <text:p>987</text:p>
          </table:table-cell>
          <table:table-cell office:value-type="float" office:value="995.53">
            <text:p>995.53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96.5">
            <text:p>996.5</text:p>
          </table:table-cell>
          <table:table-cell office:value-type="float" office:value="1004.75">
            <text:p>1004.75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05.3">
            <text:p>1005.3</text:p>
          </table:table-cell>
          <table:table-cell office:value-type="float" office:value="1013.89">
            <text:p>1013.89</text:p>
          </table:table-cell>
          <table:table-cell office:value-type="string">
            <text:p>dribbl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99.2">
            <text:p>1099.2</text:p>
          </table:table-cell>
          <table:table-cell office:value-type="float" office:value="1108.34">
            <text:p>1108.34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09">
            <text:p>1109</text:p>
          </table:table-cell>
          <table:table-cell office:value-type="float" office:value="1115.91">
            <text:p>1115.91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16.1">
            <text:p>1116.1</text:p>
          </table:table-cell>
          <table:table-cell office:value-type="float" office:value="1125">
            <text:p>1125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25.3">
            <text:p>1125.3</text:p>
          </table:table-cell>
          <table:table-cell office:value-type="float" office:value="1131.57">
            <text:p>1131.57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32">
            <text:p>1132</text:p>
          </table:table-cell>
          <table:table-cell office:value-type="float" office:value="1139.4">
            <text:p>1139.4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39.7">
            <text:p>1139.7</text:p>
          </table:table-cell>
          <table:table-cell office:value-type="float" office:value="1147.29">
            <text:p>1147.29</text:p>
          </table:table-cell>
          <table:table-cell office:value-type="string">
            <text:p>tackl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1" office:value-type="float" office:value="1147.9">
            <text:p>1147.9</text:p>
          </table:table-cell>
          <table:table-cell table:style-name="ce1" office:value-type="float" office:value="1154.54">
            <text:p>1154.54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float" office:value="1155.47">
            <text:p>1155.47</text:p>
          </table:table-cell>
          <table:table-cell table:style-name="ce1" office:value-type="float" office:value="1163.19">
            <text:p>1163.19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1" office:value-type="float" office:value="1164.29">
            <text:p>1164.29</text:p>
          </table:table-cell>
          <table:table-cell table:style-name="ce1" office:value-type="float" office:value="1171.49">
            <text:p>1171.49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1" office:value-type="float" office:value="1172.84">
            <text:p>1172.84</text:p>
          </table:table-cell>
          <table:table-cell table:style-name="ce1" office:value-type="float" office:value="1183">
            <text:p>118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float" office:value="1183.84">
            <text:p>1183.84</text:p>
          </table:table-cell>
          <table:table-cell table:style-name="ce1" office:value-type="float" office:value="1193">
            <text:p>119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1" office:value-type="float" office:value="1194.38">
            <text:p>1194.38</text:p>
          </table:table-cell>
          <table:table-cell table:style-name="ce1" office:value-type="float" office:value="1201.18">
            <text:p>1201.18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1202.08">
            <text:p>1202.08</text:p>
          </table:table-cell>
          <table:table-cell table:style-name="ce1" office:value-type="float" office:value="1209.63">
            <text:p>1209.6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1" office:value-type="float" office:value="1210.83">
            <text:p>1210.83</text:p>
          </table:table-cell>
          <table:table-cell table:style-name="ce1" office:value-type="float" office:value="1217.64">
            <text:p>1217.64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1" office:value-type="float" office:value="1219.82">
            <text:p>1219.82</text:p>
          </table:table-cell>
          <table:table-cell table:style-name="ce1" office:value-type="float" office:value="1227.53">
            <text:p>1227.5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1" office:value-type="float" office:value="1228.94">
            <text:p>1228.94</text:p>
          </table:table-cell>
          <table:table-cell table:style-name="ce1" office:value-type="float" office:value="1236.33">
            <text:p>1236.3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1" office:value-type="float" office:value="1237.46">
            <text:p>1237.46</text:p>
          </table:table-cell>
          <table:table-cell table:style-name="ce1" office:value-type="float" office:value="1245.67">
            <text:p>1245.67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float" office:value="1246.58">
            <text:p>1246.58</text:p>
          </table:table-cell>
          <table:table-cell table:style-name="ce1" office:value-type="float" office:value="1254.75">
            <text:p>1254.75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1" office:value-type="float" office:value="1255.48">
            <text:p>1255.48</text:p>
          </table:table-cell>
          <table:table-cell table:style-name="ce1" office:value-type="float" office:value="1263.39">
            <text:p>1263.39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1" office:value-type="float" office:value="1264.74">
            <text:p>1264.74</text:p>
          </table:table-cell>
          <table:table-cell table:style-name="ce1" office:value-type="float" office:value="1270.94">
            <text:p>1270.94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1291.86">
            <text:p>1291.86</text:p>
          </table:table-cell>
          <table:table-cell table:style-name="ce1" office:value-type="float" office:value="1297.75">
            <text:p>1297.75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1" office:value-type="float" office:value="1301.66">
            <text:p>1301.66</text:p>
          </table:table-cell>
          <table:table-cell table:style-name="ce1" office:value-type="float" office:value="1311.47">
            <text:p>1311.47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1" office:value-type="float" office:value="1312.7">
            <text:p>1312.7</text:p>
          </table:table-cell>
          <table:table-cell table:style-name="ce1" office:value-type="float" office:value="1322.57">
            <text:p>1322.57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1" office:value-type="float" office:value="1323.88">
            <text:p>1323.88</text:p>
          </table:table-cell>
          <table:table-cell table:style-name="ce1" office:value-type="float" office:value="1330.69">
            <text:p>1330.69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1" office:value-type="float" office:value="1331.7">
            <text:p>1331.7</text:p>
          </table:table-cell>
          <table:table-cell table:style-name="ce1" office:value-type="float" office:value="1340.12">
            <text:p>1340.12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1" office:value-type="float" office:value="1341.34">
            <text:p>1341.34</text:p>
          </table:table-cell>
          <table:table-cell table:style-name="ce1" office:value-type="float" office:value="1349.76">
            <text:p>1349.76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1" office:value-type="float" office:value="1351.1">
            <text:p>1351.1</text:p>
          </table:table-cell>
          <table:table-cell table:style-name="ce1" office:value-type="float" office:value="1359.02">
            <text:p>1359.02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1" office:value-type="float" office:value="1359.99">
            <text:p>1359.99</text:p>
          </table:table-cell>
          <table:table-cell table:style-name="ce1" office:value-type="float" office:value="1369.29">
            <text:p>1369.29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1" office:value-type="float" office:value="1370.39">
            <text:p>1370.39</text:p>
          </table:table-cell>
          <table:table-cell table:style-name="ce1" office:value-type="float" office:value="1378.67">
            <text:p>1378.67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1" office:value-type="float" office:value="1380.14">
            <text:p>1380.14</text:p>
          </table:table-cell>
          <table:table-cell table:style-name="ce1" office:value-type="float" office:value="1389.61">
            <text:p>1389.61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1" office:value-type="float" office:value="1411.32">
            <text:p>1411.32</text:p>
          </table:table-cell>
          <table:table-cell table:style-name="ce1" office:value-type="float" office:value="1421.78">
            <text:p>1421.78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1" office:value-type="float" office:value="1487.99">
            <text:p>1487.99</text:p>
          </table:table-cell>
          <table:table-cell table:style-name="ce1" office:value-type="float" office:value="1495.07">
            <text:p>1495.07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1496.08">
            <text:p>1496.08</text:p>
          </table:table-cell>
          <table:table-cell table:style-name="ce1" office:value-type="float" office:value="1503.43">
            <text:p>1503.43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float" office:value="1505.28">
            <text:p>1505.28</text:p>
          </table:table-cell>
          <table:table-cell table:style-name="ce1" office:value-type="float" office:value="1513.77">
            <text:p>1513.77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1" office:value-type="float" office:value="1514.93">
            <text:p>1514.93</text:p>
          </table:table-cell>
          <table:table-cell table:style-name="ce1" office:value-type="float" office:value="1525.37">
            <text:p>1525.37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1" office:value-type="float" office:value="1527.17">
            <text:p>1527.17</text:p>
          </table:table-cell>
          <table:table-cell table:style-name="ce1" office:value-type="float" office:value="1537.87">
            <text:p>1537.87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1" office:value-type="float" office:value="1538.74">
            <text:p>1538.74</text:p>
          </table:table-cell>
          <table:table-cell table:style-name="ce1" office:value-type="float" office:value="1547.59">
            <text:p>1547.59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1" office:value-type="float" office:value="1548.72">
            <text:p>1548.72</text:p>
          </table:table-cell>
          <table:table-cell table:style-name="ce1" office:value-type="float" office:value="1556.11">
            <text:p>1556.11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1" office:value-type="float" office:value="1557.74">
            <text:p>1557.74</text:p>
          </table:table-cell>
          <table:table-cell table:style-name="ce1" office:value-type="float" office:value="1565.51">
            <text:p>1565.51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1" office:value-type="float" office:value="1568.01">
            <text:p>1568.01</text:p>
          </table:table-cell>
          <table:table-cell table:style-name="ce1" office:value-type="float" office:value="1576.31">
            <text:p>1576.31</text:p>
          </table:table-cell>
          <table:table-cell table:style-name="ce1" office:value-type="string">
            <text:p>dribbl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1" office:value-type="float" office:value="1577.87">
            <text:p>1577.87</text:p>
          </table:table-cell>
          <table:table-cell table:style-name="ce1" office:value-type="float" office:value="1585.84">
            <text:p>1585.84</text:p>
          </table:table-cell>
          <table:table-cell table:style-name="ce1" office:value-type="string">
            <text:p>tackl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1" office:value-type="float" office:value="1588.06">
            <text:p>1588.06</text:p>
          </table:table-cell>
          <table:table-cell table:style-name="ce1" office:value-type="float" office:value="1596.07">
            <text:p>1596.07</text:p>
          </table:table-cell>
          <table:table-cell table:style-name="ce1" office:value-type="string">
            <text:p>dribble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style-name="ce1" office:value-type="float" office:value="1609.9">
            <text:p>1609.9</text:p>
          </table:table-cell>
          <table:table-cell table:style-name="ce1" office:value-type="float" office:value="1618.62">
            <text:p>1618.62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style-name="ce1" office:value-type="float" office:value="1620.3">
            <text:p>1620.3</text:p>
          </table:table-cell>
          <table:table-cell table:style-name="ce1" office:value-type="float" office:value="1629.62">
            <text:p>1629.62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style-name="ce1" office:value-type="float" office:value="1630.38">
            <text:p>1630.38</text:p>
          </table:table-cell>
          <table:table-cell table:style-name="ce1" office:value-type="float" office:value="1640.13">
            <text:p>1640.13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style-name="ce1" office:value-type="float" office:value="1640.77">
            <text:p>1640.77</text:p>
          </table:table-cell>
          <table:table-cell table:style-name="ce1" office:value-type="float" office:value="1648.5">
            <text:p>1648.5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style-name="ce1" office:value-type="float" office:value="1669">
            <text:p>1669</text:p>
          </table:table-cell>
          <table:table-cell table:style-name="ce1" office:value-type="float" office:value="1675.53">
            <text:p>1675.53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style-name="ce1" office:value-type="float" office:value="1677.14">
            <text:p>1677.14</text:p>
          </table:table-cell>
          <table:table-cell table:style-name="ce1" office:value-type="float" office:value="1684.3">
            <text:p>1684.3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style-name="ce1" office:value-type="float" office:value="1685.05">
            <text:p>1685.05</text:p>
          </table:table-cell>
          <table:table-cell table:style-name="ce1" office:value-type="float" office:value="1693.86">
            <text:p>1693.86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style-name="ce1" office:value-type="float" office:value="1694.71">
            <text:p>1694.71</text:p>
          </table:table-cell>
          <table:table-cell table:style-name="ce1" office:value-type="float" office:value="1702.32">
            <text:p>1702.32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style-name="ce1" office:value-type="float" office:value="1708.85">
            <text:p>1708.85</text:p>
          </table:table-cell>
          <table:table-cell table:style-name="ce1" office:value-type="float" office:value="1716.7">
            <text:p>1716.7</text:p>
          </table:table-cell>
          <table:table-cell table:style-name="ce1" office:value-type="string">
            <text:p>pdribble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style-name="ce1" office:value-type="float" office:value="1717.5">
            <text:p>1717.5</text:p>
          </table:table-cell>
          <table:table-cell table:style-name="ce1" office:value-type="float" office:value="1725.55">
            <text:p>1725.55</text:p>
          </table:table-cell>
          <table:table-cell table:style-name="ce1" office:value-type="string">
            <text:p>pdribbl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1" office:value-type="float" office:value="1738.54">
            <text:p>1738.54</text:p>
          </table:table-cell>
          <table:table-cell table:style-name="ce1" office:value-type="float" office:value="1747.1">
            <text:p>1747.1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1" office:value-type="float" office:value="1747.74">
            <text:p>1747.74</text:p>
          </table:table-cell>
          <table:table-cell table:style-name="ce1" office:value-type="float" office:value="1754.1">
            <text:p>1754.1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style-name="ce1" office:value-type="float" office:value="1754.99">
            <text:p>1754.99</text:p>
          </table:table-cell>
          <table:table-cell table:style-name="ce1" office:value-type="float" office:value="1761.36">
            <text:p>1761.36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1" office:value-type="float" office:value="1762.34">
            <text:p>1762.34</text:p>
          </table:table-cell>
          <table:table-cell table:style-name="ce1" office:value-type="float" office:value="1769.46">
            <text:p>1769.46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1" office:value-type="float" office:value="1770.19">
            <text:p>1770.19</text:p>
          </table:table-cell>
          <table:table-cell table:style-name="ce1" office:value-type="float" office:value="1776.69">
            <text:p>1776.69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1" office:value-type="float" office:value="1777.82">
            <text:p>1777.82</text:p>
          </table:table-cell>
          <table:table-cell table:style-name="ce1" office:value-type="float" office:value="1783.25">
            <text:p>1783.25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1" office:value-type="float" office:value="1783.69">
            <text:p>1783.69</text:p>
          </table:table-cell>
          <table:table-cell table:style-name="ce1" office:value-type="float" office:value="1789.21">
            <text:p>1789.21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1" office:value-type="float" office:value="1789.89">
            <text:p>1789.89</text:p>
          </table:table-cell>
          <table:table-cell table:style-name="ce1" office:value-type="float" office:value="1797.02">
            <text:p>1797.02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style-name="ce1" office:value-type="float" office:value="1797.42">
            <text:p>1797.42</text:p>
          </table:table-cell>
          <table:table-cell table:style-name="ce1" office:value-type="float" office:value="1802.8">
            <text:p>1802.8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1" office:value-type="float" office:value="1803.5">
            <text:p>1803.5</text:p>
          </table:table-cell>
          <table:table-cell table:style-name="ce1" office:value-type="float" office:value="1808.8">
            <text:p>1808.8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1" office:value-type="float" office:value="1837.28">
            <text:p>1837.28</text:p>
          </table:table-cell>
          <table:table-cell table:style-name="ce1" office:value-type="float" office:value="1842.78">
            <text:p>1842.78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1" office:value-type="float" office:value="1843.75">
            <text:p>1843.75</text:p>
          </table:table-cell>
          <table:table-cell table:style-name="ce1" office:value-type="float" office:value="1850">
            <text:p>1850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1" office:value-type="float" office:value="1851.62">
            <text:p>1851.62</text:p>
          </table:table-cell>
          <table:table-cell table:style-name="ce1" office:value-type="float" office:value="1857.9">
            <text:p>1857.9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1" office:value-type="float" office:value="1858.4">
            <text:p>1858.4</text:p>
          </table:table-cell>
          <table:table-cell table:style-name="ce1" office:value-type="float" office:value="1864.97">
            <text:p>1864.97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1" office:value-type="float" office:value="1868.17">
            <text:p>1868.17</text:p>
          </table:table-cell>
          <table:table-cell table:style-name="ce1" office:value-type="float" office:value="1875.52">
            <text:p>1875.52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1" office:value-type="float" office:value="1876.28">
            <text:p>1876.28</text:p>
          </table:table-cell>
          <table:table-cell table:style-name="ce1" office:value-type="float" office:value="1886.55">
            <text:p>1886.55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1" office:value-type="float" office:value="1887.27">
            <text:p>1887.27</text:p>
          </table:table-cell>
          <table:table-cell table:style-name="ce1" office:value-type="float" office:value="1894.24">
            <text:p>1894.24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1" office:value-type="float" office:value="1895.53">
            <text:p>1895.53</text:p>
          </table:table-cell>
          <table:table-cell table:style-name="ce1" office:value-type="float" office:value="1903.4">
            <text:p>1903.4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1" office:value-type="float" office:value="1904.14">
            <text:p>1904.14</text:p>
          </table:table-cell>
          <table:table-cell table:style-name="ce1" office:value-type="float" office:value="1911.02">
            <text:p>1911.02</text:p>
          </table:table-cell>
          <table:table-cell table:style-name="ce2" office:value-type="string">
            <text:p>1-2 pas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1" office:value-type="float" office:value="1911.63">
            <text:p>1911.63</text:p>
          </table:table-cell>
          <table:table-cell table:style-name="ce1" office:value-type="float" office:value="1918.67">
            <text:p>1918.67</text:p>
          </table:table-cell>
          <table:table-cell table:style-name="ce2" office:value-type="string">
            <text:p>1-2 pass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style-name="ce1" office:value-type="float" office:value="1926.98">
            <text:p>1926.98</text:p>
          </table:table-cell>
          <table:table-cell table:style-name="ce1" office:value-type="float" office:value="1934.03">
            <text:p>1934.03</text:p>
          </table:table-cell>
          <table:table-cell table:style-name="ce2" office:value-type="string">
            <text:p>ppp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table:style-name="ce1" office:value-type="float" office:value="1934.89">
            <text:p>1934.89</text:p>
          </table:table-cell>
          <table:table-cell table:style-name="ce1" office:value-type="float" office:value="1943.4">
            <text:p>1943.4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table:style-name="ce1" office:value-type="float" office:value="1944.06">
            <text:p>1944.06</text:p>
          </table:table-cell>
          <table:table-cell table:style-name="ce1" office:value-type="float" office:value="1950.99">
            <text:p>1950.99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style-name="ce1" office:value-type="float" office:value="1952.01">
            <text:p>1952.01</text:p>
          </table:table-cell>
          <table:table-cell table:style-name="ce1" office:value-type="float" office:value="1960.57">
            <text:p>1960.57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style-name="ce1" office:value-type="float" office:value="1961.54">
            <text:p>1961.54</text:p>
          </table:table-cell>
          <table:table-cell table:style-name="ce1" office:value-type="float" office:value="1970.02">
            <text:p>1970.02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style-name="ce1" office:value-type="float" office:value="1970.79">
            <text:p>1970.79</text:p>
          </table:table-cell>
          <table:table-cell table:style-name="ce1" office:value-type="float" office:value="1978.58">
            <text:p>1978.58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style-name="ce1" office:value-type="float" office:value="1979.75">
            <text:p>1979.75</text:p>
          </table:table-cell>
          <table:table-cell table:style-name="ce1" office:value-type="float" office:value="1991.34">
            <text:p>1991.34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style-name="ce1" office:value-type="float" office:value="1992.4">
            <text:p>1992.4</text:p>
          </table:table-cell>
          <table:table-cell table:style-name="ce1" office:value-type="float" office:value="2000.02">
            <text:p>2000.02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table:style-name="ce1" office:value-type="float" office:value="2000.82">
            <text:p>2000.82</text:p>
          </table:table-cell>
          <table:table-cell table:style-name="ce1" office:value-type="float" office:value="2010.51">
            <text:p>2010.51</text:p>
          </table:table-cell>
          <table:table-cell table:style-name="ce1" office:value-type="string">
            <text:p>pp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style-name="ce1" office:value-type="float" office:value="2011.75">
            <text:p>2011.75</text:p>
          </table:table-cell>
          <table:table-cell table:style-name="ce1" office:value-type="float" office:value="2014.27">
            <text:p>2014.27</text:p>
          </table:table-cell>
          <table:table-cell table:style-name="ce1" office:value-type="string">
            <text:p>pppp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style-name="ce1" office:value-type="float" office:value="2097.36">
            <text:p>2097.36</text:p>
          </table:table-cell>
          <table:table-cell table:style-name="ce1" office:value-type="float" office:value="2106.79">
            <text:p>2106.79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style-name="ce1" office:value-type="float" office:value="2107.36">
            <text:p>2107.36</text:p>
          </table:table-cell>
          <table:table-cell table:style-name="ce1" office:value-type="float" office:value="2118.31">
            <text:p>2118.31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style-name="ce1" office:value-type="float" office:value="2119">
            <text:p>2119</text:p>
          </table:table-cell>
          <table:table-cell table:style-name="ce1" office:value-type="float" office:value="2128.35">
            <text:p>2128.35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style-name="ce1" office:value-type="float" office:value="2128.92">
            <text:p>2128.92</text:p>
          </table:table-cell>
          <table:table-cell table:style-name="ce1" office:value-type="float" office:value="2139.66">
            <text:p>2139.66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style-name="ce1" office:value-type="float" office:value="2140.73">
            <text:p>2140.73</text:p>
          </table:table-cell>
          <table:table-cell table:style-name="ce1" office:value-type="float" office:value="2149.69">
            <text:p>2149.69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style-name="ce1" office:value-type="float" office:value="2153.92">
            <text:p>2153.92</text:p>
          </table:table-cell>
          <table:table-cell table:style-name="ce1" office:value-type="float" office:value="2164.2">
            <text:p>2164.2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table:style-name="ce1" office:value-type="float" office:value="2165.3">
            <text:p>2165.3</text:p>
          </table:table-cell>
          <table:table-cell table:style-name="ce1" office:value-type="float" office:value="2174.21">
            <text:p>2174.21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table:style-name="ce1" office:value-type="float" office:value="2179.07">
            <text:p>2179.07</text:p>
          </table:table-cell>
          <table:table-cell table:style-name="ce1" office:value-type="float" office:value="2189.68">
            <text:p>2189.68</text:p>
          </table:table-cell>
          <table:table-cell table:style-name="ce1" office:value-type="string">
            <text:p>ptackle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table:style-name="ce1" office:value-type="float" office:value="2190.65">
            <text:p>2190.65</text:p>
          </table:table-cell>
          <table:table-cell table:style-name="ce1" office:value-type="float" office:value="2202.28">
            <text:p>2202.28</text:p>
          </table:table-cell>
          <table:table-cell table:style-name="ce1" office:value-type="string">
            <text:p>ptack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4/21/2019</text:date>, <text:time>11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 jo</meta:initial-creator>
    <meta:creation-date>2019-03-04T21:39:17.49</meta:creation-date>
    <dc:date>2019-04-21T11:41:15.29</dc:date>
    <dc:creator>aa jo</dc:creator>
    <meta:editing-duration>PT2M49S</meta:editing-duration>
    <meta:editing-cycles>4</meta:editing-cycles>
    <meta:generator>OpenOffice/4.1.5$Win32 OpenOffice.org_project/415m1$Build-9789</meta:generator>
    <meta:document-statistic meta:table-count="3" meta:cell-count="800" meta:object-count="0"/>
  </office:meta>
</office:document-meta>
</file>